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3E976A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49cm" svg:height="8.655cm" svg:x="1.001cm" svg:y="1cm">
          <draw:image xlink:href="Pictures/10000000000006900000041A3E976A86.png" xlink:type="simple" xlink:show="embed" xlink:actuate="onLoad">
            <text:p/>
          </draw:image>
        </draw:frame>
        <draw:custom-shape draw:style-name="gr2" draw:text-style-name="P1" draw:layer="layout" svg:width="1.397cm" svg:height="1.016cm" svg:x="11.033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85cm" fo:page-height="10.7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05T15:10:38.986222731</dc:date>
    <meta:generator>LibreOffice/4.2.8.2$Linux_X86_64 LibreOffice_project/420m0$Build-2</meta:generator>
    <meta:editing-duration>PT1M23S</meta:editing-duration>
    <meta:editing-cycles>4</meta:editing-cycles>
    <meta:document-statistic meta:object-count="2"/>
  </office:meta>
</office:document-meta>
</file>